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-asian="Times New Roman3" style:font-name-complex="Times New Roman3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генерирует псевдослучайную последовательность <text:span text:style-name="T8">вещественных</text:span> чисел, <text:s/>нормально распределенных (по Гауссу).</text:p>
            <text:p text:style-name="P6"><text:span text:style-name="T7">Свойства</text:span>:</text:p>
            <text:list xml:id="list1335380269294376396" text:style-name="L1">
              <text:list-item>
                <text:p text:style-name="P11"><text:span text:style-name="T10">Математическое ожидание </text:span><text:span text:style-name="T12">–</text:span><text:span text:style-name="T10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3">Дисперсия</text:span><text:span text:style-name="T10"> </text:span><text:span text:style-name="T12">–</text:span><text:span text:style-name="T10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10">Период квантования </text:span><text:span text:style-name="T12">–</text:span><text:span text:style-name="T10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– </text:span><text:span text:style-name="T3">время в секундах, через которое будет обновляться случайный сигнал на выходе блока</text:span><text:span text:style-name="T10">. Если</text:span><text:span text:style-name="T10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6"><text:span text:style-name="T1">Свойства</text:span> могут быть <text:span text:style-name="T8">векторами</text:span><text:span text:style-name="T13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8">векторный сигнал</text:span><text:span text:style-name="T15">.</text:span></text:p>
            <text:p text:style-name="P6"><text:span text:style-name="T18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2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Именов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D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Период квантования</text:p>
                </table:table-cell>
                <table:table-cell table:style-name="Таблица1.B3" office:value-type="string">
                  <text:p text:style-name="P6">[<text:span text:style-name="T11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Смеш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10">[M1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Вектор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,M2,M3]</text:span>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10">[0,0.01,0.02]</text:p>
                </table:table-cell>
              </table:table-row>
            </table:table>
            <text:p text:style-name="P6"><text:span text:style-name="T7">Примечани</text:span><text:span text:style-name="T2">я</text:span>:</text:p>
            <text:list xml:id="list1853783120806918790" text:style-name="L2">
              <text:list-item>
                <text:p text:style-name="P12"><text:span text:style-name="T1">По умолчанию блок </text:span>формирует <text:span text:style-name="T9">скалярный</text:span> выходной сигнал.</text:p>
              </text:list-item>
              <text:list-item>
                <text:p text:style-name="P12"><text:span text:style-name="T15">Именованные свойства </text:span><text:span text:style-name="T5">могут быть заданы </text:span><text:span text:style-name="T15">как </text:span><text:span text:style-name="T13">локальные</text:span><text:span text:style-name="T15"> переменные модели (субмодели) во вкладке </text:span><text:span text:style-name="T13">Параметры,</text:span><text:span text:style-name="T15"> как </text:span><text:span text:style-name="T13">глобальные</text:span><text:span text:style-name="T15"> сигналы проекта при помощи пункта главного меню </text:span><text:span text:style-name="T6">Сервис</text:span><text:span text:style-name="T15"> </text:span><text:span text:style-name="T16">→</text:span><text:span text:style-name="T17"> </text:span><text:span text:style-name="T14">Сигналы,</text:span><text:span text:style-name="T15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6-04-07T13:23:11.09</dc:date>
    <meta:generator>OpenOffice/4.1.1$Win32 OpenOffice.org_project/411m6$Build-9775</meta:generator>
    <meta:editing-duration>PT2H55M59S</meta:editing-duration>
    <meta:editing-cycles>65</meta:editing-cycles>
    <meta:document-statistic meta:table-count="2" meta:image-count="2" meta:object-count="7" meta:page-count="2" meta:paragraph-count="52" meta:word-count="187" meta:character-count="1397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